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sans-serif" svg:font-family="sans-serif"/>
    <style:font-face style:name="Arial Unicode MS1" svg:font-family="'Arial Unicode MS'" style:font-family-generic="swiss"/>
    <style:font-face style:name="Sans-serif" svg:font-family="Sans-serif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style:rel-width="100%" table:align="left"/>
    </style:style>
    <style:style style:name="Table1.A" style:family="table-column">
      <style:table-column-properties style:column-width="3.3556in" style:rel-column-width="31752*"/>
    </style:style>
    <style:style style:name="Table1.B" style:family="table-column">
      <style:table-column-properties style:column-width="3.5694in" style:rel-column-width="33782*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575in" table:align="left"/>
    </style:style>
    <style:style style:name="Table2.A" style:family="table-column">
      <style:table-column-properties style:column-width="1.1847in"/>
    </style:style>
    <style:style style:name="Table2.B" style:family="table-column">
      <style:table-column-properties style:column-width="5.3903in"/>
    </style:style>
    <style:style style:name="Table2.A1" style:family="table-cell">
      <style:table-cell-properties fo:padding="0in" fo:border="none"/>
    </style:style>
    <style:style style:name="Table2.B1" style:family="table-cell">
      <style:table-cell-properties fo:padding="0.0194in" fo:border="none"/>
    </style:style>
    <style:style style:name="P1" style:family="paragraph" style:parent-style-name="Table_20_Contents">
      <style:paragraph-properties fo:margin-top="0in" fo:margin-bottom="0.0472in" loext:contextual-spacing="false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sans-serif" fo:font-size="24pt" fo:letter-spacing="normal" fo:language="es" fo:country="MX" fo:font-style="normal" fo:font-weight="normal" officeooo:paragraph-rsid="0005a083" style:font-size-asian="24pt" style:font-size-complex="24pt"/>
    </style:style>
    <style:style style:name="P3" style:family="paragraph" style:parent-style-name="Text_20_body">
      <style:paragraph-properties fo:margin-left="0in" fo:margin-right="0in" fo:orphans="2" fo:widows="2" fo:text-indent="0in" style:auto-text-indent="false">
        <style:tab-stops>
          <style:tab-stop style:position="0.9244in"/>
        </style:tab-stops>
      </style:paragraph-properties>
      <style:text-properties officeooo:paragraph-rsid="000aefe2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0b720a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</style:style>
    <style:style style:name="P6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595959" style:font-name="sans-serif" fo:font-size="11pt" fo:letter-spacing="normal" fo:language="es" fo:country="MX" fo:font-style="normal" fo:font-weight="normal" style:font-size-asian="11pt" style:font-size-complex="11pt"/>
    </style:style>
    <style:style style:name="P7" style:family="paragraph" style:parent-style-name="Preformatted_20_Text">
      <style:paragraph-properties fo:orphans="2" fo:widows="2"/>
      <style:text-properties fo:font-variant="normal" fo:text-transform="none" fo:color="#000000" fo:font-size="11pt" fo:letter-spacing="normal" fo:language="es" fo:country="MX" fo:font-style="normal" fo:font-weight="normal" style:font-size-asian="11pt" style:font-size-complex="11pt"/>
    </style:style>
    <style:style style:name="P8" style:family="paragraph" style:parent-style-name="Preformatted_20_Text">
      <style:paragraph-properties fo:orphans="2" fo:widows="2"/>
      <style:text-properties fo:font-variant="normal" fo:text-transform="none" fo:color="#000000" fo:font-size="11pt" fo:letter-spacing="normal" fo:language="es" fo:country="MX" fo:font-style="normal" fo:font-weight="normal" officeooo:paragraph-rsid="0008f9e8" style:font-size-asian="11pt" style:font-size-complex="11pt"/>
    </style:style>
    <style:style style:name="P9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fo:font-size="11pt" fo:letter-spacing="normal" fo:language="es" fo:country="MX" fo:font-style="normal" fo:font-weight="normal" style:font-size-asian="11pt" style:font-size-complex="11pt"/>
    </style:style>
    <style:style style:name="P10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font-size="11pt" fo:letter-spacing="normal" fo:language="es" fo:country="MX" fo:font-style="normal" fo:font-weight="normal" style:font-size-asian="11pt" style:font-size-complex="11pt"/>
    </style:style>
    <style:style style:name="P11" style:family="paragraph" style:parent-style-name="Horizontal_20_Line">
      <style:text-properties fo:font-size="11pt" fo:language="es" fo:country="MX" style:font-size-asian="11pt" style:font-size-complex="11pt"/>
    </style:style>
    <style:style style:name="P12" style:family="paragraph" style:parent-style-name="Standard">
      <style:text-properties fo:font-size="11pt" fo:language="es" fo:country="MX" style:font-size-asian="11pt" style:font-size-complex="11pt"/>
    </style:style>
    <style:style style:name="P13" style:family="paragraph" style:parent-style-name="Table_20_Contents">
      <style:text-properties style:font-name="sans-serif" fo:font-size="11pt" fo:language="es" fo:country="MX" style:font-size-asian="11pt" style:font-size-complex="11pt"/>
    </style:style>
    <style:style style:name="P14" style:family="paragraph" style:parent-style-name="Table_20_Contents">
      <style:text-properties officeooo:paragraph-rsid="0008f9e8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text-properties officeooo:paragraph-rsid="000d2246"/>
    </style:style>
    <style:style style:name="P17" style:family="paragraph" style:parent-style-name="Table_20_Contents">
      <style:paragraph-properties fo:margin-top="0in" fo:margin-bottom="0.0472in" loext:contextual-spacing="false"/>
      <style:text-properties style:font-name="sans-serif" fo:font-size="11pt" fo:language="es" fo:country="MX" officeooo:rsid="0005a083" officeooo:paragraph-rsid="0005a083" style:font-size-asian="11pt" style:font-size-complex="11pt"/>
    </style:style>
    <style:style style:name="P18" style:family="paragraph" style:parent-style-name="Table_20_Contents">
      <style:paragraph-properties fo:margin-top="0in" fo:margin-bottom="0.0472in" loext:contextual-spacing="false"/>
      <style:text-properties officeooo:paragraph-rsid="0005a083"/>
    </style:style>
    <style:style style:name="T1" style:family="text">
      <style:text-properties style:font-name="sans-serif" fo:font-size="11pt" fo:language="es" fo:country="MX" style:font-size-asian="11pt" style:font-size-complex="11pt"/>
    </style:style>
    <style:style style:name="T2" style:family="text">
      <style:text-properties style:font-name="sans-serif" fo:font-size="11pt" fo:language="es" fo:country="MX" officeooo:rsid="0005a083" style:font-size-asian="11pt" style:font-size-complex="11pt"/>
    </style:style>
    <style:style style:name="T3" style:family="text">
      <style:text-properties style:font-name="sans-serif" fo:font-size="11pt" fo:language="es" fo:country="MX" officeooo:rsid="0008f9e8" style:font-size-asian="11pt" style:font-size-complex="11pt"/>
    </style:style>
    <style:style style:name="T4" style:family="text">
      <style:text-properties style:font-name="sans-serif" fo:font-size="11pt" fo:language="es" fo:country="MX" officeooo:rsid="000b720a" style:font-size-asian="11pt" style:font-size-complex="11pt"/>
    </style:style>
    <style:style style:name="T5" style:family="text">
      <style:text-properties style:font-name="sans-serif" fo:font-size="11pt" fo:language="es" fo:country="MX" officeooo:rsid="0005a083" style:font-name-asian="sans-serif" style:font-size-asian="11pt" style:font-name-complex="sans-serif" style:font-size-complex="11pt"/>
    </style:style>
    <style:style style:name="T6" style:family="text">
      <style:text-properties fo:font-variant="normal" fo:text-transform="none" fo:color="#000000" style:font-name="sans-serif" fo:font-size="11pt" fo:letter-spacing="normal" fo:language="es" fo:country="MX" fo:font-style="normal" fo:font-weight="normal" style:font-size-asian="11pt" style:font-size-complex="11pt"/>
    </style:style>
    <style:style style:name="T7" style:family="text">
      <style:text-properties fo:font-variant="normal" fo:text-transform="none" fo:color="#000000" style:font-name="sans-serif" fo:font-size="11pt" fo:letter-spacing="normal" fo:language="es" fo:country="MX" fo:font-style="normal" fo:font-weight="normal" officeooo:rsid="0005a083" style:font-size-asian="11pt" style:font-size-complex="11pt"/>
    </style:style>
    <style:style style:name="T8" style:family="text">
      <style:text-properties fo:font-variant="normal" fo:text-transform="none" fo:color="#000000" style:font-name="sans-serif" fo:font-size="11pt" fo:letter-spacing="normal" fo:language="es" fo:country="MX" fo:font-style="normal" fo:font-weight="normal" officeooo:rsid="0008d196" style:font-size-asian="11pt" style:font-size-complex="11pt"/>
    </style:style>
    <style:style style:name="T9" style:family="text">
      <style:text-properties fo:font-variant="normal" fo:text-transform="none" fo:color="#000000" style:font-name="sans-serif" fo:font-size="11pt" fo:letter-spacing="normal" fo:language="es" fo:country="MX" fo:font-style="normal" fo:font-weight="normal" officeooo:rsid="0008f9e8" style:font-size-asian="11pt" style:font-size-complex="11pt"/>
    </style:style>
    <style:style style:name="T10" style:family="text">
      <style:text-properties fo:font-variant="normal" fo:text-transform="none" fo:color="#000000" style:font-name="sans-serif" fo:font-size="11pt" fo:letter-spacing="normal" fo:language="es" fo:country="MX" fo:font-style="normal" fo:font-weight="normal" officeooo:rsid="000b720a" style:font-size-asian="11pt" style:font-size-complex="11pt"/>
    </style:style>
    <style:style style:name="T11" style:family="text">
      <style:text-properties fo:font-variant="normal" fo:text-transform="none" fo:color="#000000" style:font-name="sans-serif" fo:font-size="11pt" fo:letter-spacing="normal" fo:language="es" fo:country="MX" fo:font-style="normal" fo:font-weight="normal" officeooo:rsid="000d2246" style:font-size-asian="11pt" style:font-size-complex="11pt"/>
    </style:style>
    <style:style style:name="T12" style:family="text">
      <style:text-properties fo:font-variant="normal" fo:text-transform="none" fo:color="#000000" style:font-name="sans-serif" fo:font-size="11pt" fo:letter-spacing="normal" fo:language="es" fo:country="MX" fo:font-style="normal" style:text-underline-style="none" fo:font-weight="normal" officeooo:rsid="0005a083" style:font-size-asian="11pt" style:font-size-complex="11pt"/>
    </style:style>
    <style:style style:name="T13" style:family="text">
      <style:text-properties fo:font-variant="normal" fo:text-transform="none" fo:color="#000000" style:font-name="sans-serif" fo:font-size="11pt" fo:letter-spacing="normal" fo:language="es" fo:country="MX" fo:font-style="normal" style:text-underline-style="none" fo:font-weight="normal" officeooo:rsid="000d702c" style:font-size-asian="11pt" style:font-size-complex="11pt"/>
    </style:style>
    <style:style style:name="T14" style:family="text">
      <style:text-properties fo:font-variant="normal" fo:text-transform="none" fo:color="#000000" style:font-name="Courier" fo:font-size="11pt" fo:letter-spacing="normal" fo:language="es" fo:country="MX" fo:font-style="normal" fo:font-weight="normal" officeooo:rsid="0005a083" style:font-size-asian="11pt" style:font-size-complex="11pt"/>
    </style:style>
    <style:style style:name="T15" style:family="text">
      <style:text-properties fo:font-variant="normal" fo:text-transform="none" fo:color="#000000" style:font-name="Courier" fo:font-size="11pt" fo:letter-spacing="normal" fo:language="es" fo:country="MX" fo:font-style="normal" fo:font-weight="normal" officeooo:rsid="0005a083" style:font-size-asian="11pt" style:font-size-complex="11pt"/>
    </style:style>
    <style:style style:name="T16" style:family="text">
      <style:text-properties fo:font-variant="normal" fo:text-transform="none" fo:color="#000000" style:font-name="Sans-serif" fo:font-size="11pt" fo:letter-spacing="normal" fo:language="es" fo:country="MX" fo:font-style="normal" style:text-underline-style="none" fo:font-weight="normal" officeooo:rsid="0005a083" style:font-size-asian="11pt" style:font-size-complex="11pt"/>
    </style:style>
    <style:style style:name="T17" style:family="text">
      <style:text-properties fo:font-variant="normal" fo:text-transform="none" fo:color="#000000" style:font-name="Sans-serif" fo:font-size="11pt" fo:letter-spacing="normal" fo:language="es" fo:country="MX" fo:font-style="normal" style:text-underline-style="none" fo:font-weight="normal" officeooo:rsid="000b720a" style:font-size-asian="11pt" style:font-size-complex="11pt"/>
    </style:style>
    <style:style style:name="T18" style:family="text">
      <style:text-properties fo:font-variant="normal" fo:text-transform="none" fo:color="#000000" style:font-name="Sans-serif" fo:font-size="11pt" fo:letter-spacing="normal" fo:language="es" fo:country="MX" fo:font-style="normal" style:text-underline-style="none" fo:font-weight="normal" officeooo:rsid="000d2246" style:font-size-asian="11pt" style:font-size-complex="11pt"/>
    </style:style>
    <style:style style:name="T19" style:family="text">
      <style:text-properties fo:font-variant="normal" fo:text-transform="none" fo:color="#000000" style:font-name="Sans-serif" fo:font-size="11pt" fo:letter-spacing="normal" fo:language="es" fo:country="MX" fo:font-style="normal" style:text-underline-style="none" fo:font-weight="normal" officeooo:rsid="000d2246" style:font-name-asian="Liberation Mono" style:font-size-asian="11pt" style:font-name-complex="Liberation Mono" style:font-size-complex="11pt"/>
    </style:style>
    <style:style style:name="T20" style:family="text">
      <style:text-properties fo:font-variant="normal" fo:text-transform="none" fo:color="#000000" style:font-name="Sans-serif" fo:font-size="11pt" fo:letter-spacing="normal" fo:language="es" fo:country="MX" fo:font-style="normal" fo:font-weight="normal" officeooo:rsid="0008f9e8" style:font-size-asian="11pt" style:font-size-complex="11pt"/>
    </style:style>
    <style:style style:name="T21" style:family="text">
      <style:text-properties fo:font-variant="normal" fo:text-transform="none" fo:color="#000080" style:font-name="Courier" fo:font-size="11pt" fo:letter-spacing="normal" fo:language="es" fo:country="MX" fo:font-style="normal" style:text-underline-style="solid" style:text-underline-width="auto" style:text-underline-color="font-color" fo:font-weight="normal" officeooo:rsid="0005a083" style:font-size-asian="11pt" style:font-size-complex="11pt"/>
    </style:style>
    <style:style style:name="T22" style:family="text">
      <style:text-properties fo:font-variant="normal" fo:text-transform="none" fo:color="#000080" style:font-name="sans-serif" fo:font-size="11pt" fo:letter-spacing="normal" fo:language="es" fo:country="MX" fo:font-style="normal" style:text-underline-style="solid" style:text-underline-width="auto" style:text-underline-color="font-color" fo:font-weight="normal" style:font-size-asian="11pt" style:font-size-complex="11pt"/>
    </style:style>
    <style:style style:name="T23" style:family="text">
      <style:text-properties fo:font-variant="normal" fo:text-transform="none" fo:color="#000080" style:font-name="sans-serif" fo:font-size="11pt" fo:letter-spacing="normal" fo:language="es" fo:country="MX" fo:font-style="normal" style:text-underline-style="solid" style:text-underline-width="auto" style:text-underline-color="font-color" fo:font-weight="normal" officeooo:rsid="0008f9e8" style:font-size-asian="11pt" style:font-size-complex="11pt"/>
    </style:style>
    <style:style style:name="T24" style:family="text">
      <style:text-properties officeooo:rsid="0005a083"/>
    </style:style>
    <style:style style:name="T25" style:family="text">
      <style:text-properties fo:color="#000080" style:font-name="Courier" fo:font-size="11pt" fo:language="es" fo:country="MX" style:font-size-asian="11pt" style:font-size-complex="11pt"/>
    </style:style>
    <style:style style:name="T26" style:family="text">
      <style:text-properties fo:color="#000080" style:font-name="Courier" fo:font-size="11pt" fo:language="es" fo:country="MX" style:text-underline-style="solid" style:text-underline-width="auto" style:text-underline-color="font-color" officeooo:rsid="0005a083" style:font-name-asian="sans-serif" style:font-size-asian="11pt" style:font-name-complex="sans-serif" style:font-size-complex="11pt"/>
    </style:style>
    <style:style style:name="T27" style:family="text">
      <style:text-properties style:font-name="Courier" officeooo:rsid="0005a083"/>
    </style:style>
    <style:style style:name="T28" style:family="text">
      <style:text-properties style:font-name="Courier" fo:language="es" fo:country="MX" officeooo:rsid="000d2246"/>
    </style:style>
    <style:style style:name="T29" style:family="text">
      <style:text-properties style:font-name="Courier" fo:font-size="11pt" fo:language="es" fo:country="MX" style:font-size-asian="11pt" style:font-size-complex="11pt"/>
    </style:style>
    <style:style style:name="T30" style:family="text">
      <style:text-properties style:font-name="Courier" fo:font-size="11pt" fo:language="es" fo:country="MX" officeooo:rsid="000d2246" style:font-size-asian="11pt" style:font-size-complex="11pt"/>
    </style:style>
    <style:style style:name="T31" style:family="text">
      <style:text-properties style:font-name="Courier" fo:font-size="9pt" fo:language="es" fo:country="MX" officeooo:rsid="000d2246" style:font-size-asian="9pt" style:font-size-complex="9pt"/>
    </style:style>
    <style:style style:name="T32" style:family="text">
      <style:text-properties officeooo:rsid="0008f9e8"/>
    </style:style>
    <style:style style:name="T33" style:family="text">
      <style:text-properties fo:color="#778899" style:font-name="Courier" fo:font-size="11pt" fo:language="es" fo:country="MX" officeooo:rsid="000d2246" style:font-size-asian="11pt" style:font-size-complex="11pt"/>
    </style:style>
    <style:style style:name="T34" style:family="text">
      <style:text-properties fo:color="#778899" style:font-name="Courier" fo:language="es" fo:country="MX" officeooo:rsid="000d2246"/>
    </style:style>
    <style:style style:name="T35" style:family="text">
      <style:text-properties fo:color="#778899" style:font-name="Courier" fo:font-size="9pt" fo:language="es" fo:country="MX" officeooo:rsid="0008f9e8" style:font-size-asian="9pt" style:font-size-complex="9pt"/>
    </style:style>
    <style:style style:name="T36" style:family="text">
      <style:text-properties fo:color="#778899" style:font-name="Courier" fo:font-size="9pt" fo:language="es" fo:country="MX" officeooo:rsid="000d2246" style:font-size-asian="9pt" style:font-size-complex="9pt"/>
    </style:style>
    <style:style style:name="T37" style:family="text">
      <style:text-properties officeooo:rsid="000d224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Ops.Date {base}</text:p>
          </table:table-cell>
          <table:table-cell table:style-name="Table1.A1" office:value-type="string">
            <text:p text:style-name="P15"><text:span text:style-name="T3">Documentación de R</text:span></text:p>
          </table:table-cell>
        </table:table-row>
      </table:table>
      <text:p text:style-name="P2"><text:span text:style-name="T24">Operadores para la clase Date</text:span></text:p>
      <text:h text:style-name="P6" text:outline-level="3"><text:span text:style-name="T24">Descripción</text:span></text:h>
      <text:p text:style-name="P3"><text:span text:style-name="T11">Ciertos o</text:span><text:span text:style-name="T7">peradores </text:span><text:span text:style-name="T11">aritméticos y lógicos definidos</text:span><text:span text:style-name="T7"> para la clase </text:span><text:span text:style-name="Source_20_Text"><text:span text:style-name="T7">"</text:span></text:span><text:span text:style-name="T21">Date</text:span><text:span text:style-name="Source_20_Text"><text:span text:style-name="T12">", </text:span></text:span><text:span text:style-name="Source_20_Text"><text:span text:style-name="T13">usada para representar objetos de tipo fecha del calendario</text:span></text:span><text:span text:style-name="Source_20_Text"><text:span text:style-name="T16">. </text:span></text:span><text:span text:style-name="Source_20_Text"><text:span text:style-name="T17">Es decir, para esta clase, e</text:span></text:span><text:span text:style-name="T7">xiste un método </text:span><text:span text:style-name="T21">Ops</text:span><text:span text:style-name="T7"> </text:span><text:span text:style-name="T10">propio </text:span><text:span text:style-name="T7">y métodos específicos para l</text:span><text:span text:style-name="T8">as funciones </text:span><text:span text:style-name="T9">de suma</text:span><text:span text:style-name="T7"> </text:span><text:span text:style-name="T9">(</text:span><text:span text:style-name="T14">+</text:span><text:span text:style-name="T20">)</text:span><text:span text:style-name="T7"> y </text:span><text:span text:style-name="T9">resta</text:span><text:span text:style-name="T7"> </text:span><text:span text:style-name="T9">(</text:span><text:span text:style-name="T14">–</text:span><text:span text:style-name="T20">)</text:span><text:span text:style-name="Source_20_Text"><text:span text:style-name="T16"> </text:span></text:span><text:span text:style-name="Source_20_Text"><text:span text:style-name="T18">que permiten realizar estas operaciones con objetos de tipo fecha de manera que tengan </text:span></text:span><text:span text:style-name="Source_20_Text"><text:span text:style-name="T19">sentido.</text:span></text:span></text:p>
      <text:h text:style-name="P6" text:outline-level="3"><text:span text:style-name="T24">Utilización</text:span></text:h>
      <text:p text:style-name="P9"><text:span text:style-name="T24">un.objeto.fecha</text:span> + x</text:p>
      <text:p text:style-name="P7">x + <text:span text:style-name="T24">un.objeto.fecha</text:span></text:p>
      <text:p text:style-name="P8"><text:span text:style-name="T24">un.objeto.fecha</text:span> <text:span text:style-name="T27">–</text:span> x</text:p>
      <text:p text:style-name="P10"><text:span text:style-name="T24">un.objeto.fecha.</text:span>1 <text:span text:style-name="T32">un.</text:span><text:span text:style-name="T24">operador.lógico</text:span> <text:span text:style-name="T24">un.objeto.fecha.</text:span>2</text:p>
      <text:h text:style-name="P6" text:outline-level="3">Argument<text:span text:style-name="T24">o</text:span>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Source_20_Text"><text:span text:style-name="T29">date</text:span></text:span></text:p>
            <text:p text:style-name="P14"><text:span text:style-name="Source_20_Text"><text:span text:style-name="T35">fecha</text:span></text:span></text:p>
          </table:table-cell>
          <table:table-cell table:style-name="Table2.B1" office:value-type="string">
            <text:p text:style-name="P17">Objetos fecha</text:p>
          </table:table-cell>
        </table:table-row>
        <table:table-row>
          <table:table-cell table:style-name="Table2.A1" office:value-type="string">
            <text:p text:style-name="Table_20_Contents"><text:span text:style-name="Source_20_Text"><text:span text:style-name="T29">date1, date2</text:span></text:span></text:p>
            <text:p text:style-name="P14"><text:span text:style-name="Source_20_Text"><text:span text:style-name="T35">fecha1,</text:span></text:span></text:p>
            <text:p text:style-name="P14"><text:span text:style-name="Source_20_Text"><text:span text:style-name="T35">fecha2</text:span></text:span></text:p>
          </table:table-cell>
          <table:table-cell table:style-name="Table2.B1" office:value-type="string">
            <text:p text:style-name="P1"><text:span text:style-name="T2">Objetos fecha o vectores de </text:span><text:span text:style-name="T4">tipo</text:span><text:span text:style-name="T2"> carácter</text:span><text:span text:style-name="T1">. </text:span><text:span text:style-name="T2">Los vectores de tipo carácter son convertidos por </text:span><text:a xlink:type="simple" xlink:href="http://127.0.0.1:11754/help/library/base/help/as.Date" text:style-name="Internet_20_link" text:visited-style-name="Visited_20_Internet_20_Link"><text:span text:style-name="Source_20_Text"><text:span text:style-name="T25">as.Date</text:span></text:span></text:a><text:span text:style-name="T1">.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<text:span text:style-name="T29">x</text:span></text:span></text:p>
            <text:p text:style-name="P16"><text:span text:style-name="Source_20_Text"><text:span text:style-name="T36">x</text:span></text:span></text:p>
          </table:table-cell>
          <table:table-cell table:style-name="Table2.B1" office:value-type="string">
            <text:p text:style-name="P18"><text:span text:style-name="T5">Un vector numérico (en días) o un objeto de la clase “</text:span><text:span text:style-name="T26">difftime</text:span><text:span text:style-name="T5">”, redondeado al día entero más próximo.</text:span></text:p>
          </table:table-cell>
        </table:table-row>
        <table:table-row>
          <table:table-cell table:style-name="Table2.A1" office:value-type="string">
            <text:p text:style-name="Table_20_Contents"><text:span text:style-name="Source_20_Text"><text:span text:style-name="T30">l</text:span></text:span><text:span text:style-name="Source_20_Text"><text:span text:style-name="T29">op</text:span></text:span></text:p>
            <text:p text:style-name="P16"><text:span text:style-name="Source_20_Text"><text:span text:style-name="T36">operador.lógico</text:span></text:span></text:p>
          </table:table-cell>
          <table:table-cell table:style-name="Table2.B1" office:value-type="string">
            <text:p text:style-name="P1"><text:span text:style-name="T2">Uno de los operadores lógicos: </text:span><text:span text:style-name="T3">es igual a (</text:span><text:span text:style-name="Source_20_Text"><text:span text:style-name="T29">==</text:span></text:span><text:span text:style-name="Source_20_Text"><text:span text:style-name="T3">)</text:span></text:span><text:span text:style-name="T1">, </text:span><text:span text:style-name="T3">diferente de</text:span><text:span text:style-name="T1"> </text:span><text:span text:style-name="T3">(</text:span><text:span text:style-name="Source_20_Text"><text:span text:style-name="T29">!=</text:span></text:span><text:span text:style-name="Source_20_Text"><text:span text:style-name="T3">)</text:span></text:span><text:span text:style-name="T1">, </text:span><text:span text:style-name="T3">menor a (</text:span><text:span text:style-name="Source_20_Text"><text:span text:style-name="T29">&lt;</text:span></text:span><text:span text:style-name="Source_20_Text"><text:span text:style-name="T3">)</text:span></text:span><text:span text:style-name="T1">, </text:span><text:span text:style-name="T3">menor igual a (</text:span><text:span text:style-name="Source_20_Text"><text:span text:style-name="T29">&lt;=</text:span></text:span><text:span text:style-name="Source_20_Text"><text:span text:style-name="T3">)</text:span></text:span><text:span text:style-name="T1">, </text:span><text:span text:style-name="T3">mayor a (</text:span><text:span text:style-name="Source_20_Text"><text:span text:style-name="T29">&gt;</text:span></text:span><text:span text:style-name="Source_20_Text"><text:span text:style-name="T3">) </text:span></text:span><text:span text:style-name="T1">or </text:span><text:span text:style-name="T3">mayor igual a (</text:span><text:span text:style-name="Source_20_Text"><text:span text:style-name="T29">&gt;=</text:span></text:span><text:span text:style-name="Source_20_Text"><text:span text:style-name="T3">)</text:span></text:span><text:span text:style-name="T1">.</text:span></text:p>
          </table:table-cell>
        </table:table-row>
      </table:table>
      <text:h text:style-name="P6" text:outline-level="3">Detal<text:span text:style-name="T24">les</text:span></text:h>
      <text:p text:style-name="P4"><text:span text:style-name="T10">S</text:span><text:span text:style-name="T7">i <text:s/></text:span><text:span text:style-name="T14">x</text:span><text:span text:style-name="T7"> <text:s/>se especifica como vector numérico </text:span><text:span text:style-name="T10">n</text:span><text:span text:style-name="T7">o </text:span><text:span text:style-name="T10">es</text:span><text:span text:style-name="T7"> neces</text:span><text:span text:style-name="T10">ario que </text:span><text:span text:style-name="T7">se</text:span><text:span text:style-name="T10">a</text:span><text:span text:style-name="T7"> un entero, pero v</text:span><text:span text:style-name="T9">e</text:span><text:span text:style-name="T7">a los comentarios acerca de los días fraccionarios en la ayuda para </text:span><text:span text:style-name="T21">Dates</text:span><text:span text:style-name="T7">.</text:span></text:p>
      <text:h text:style-name="P6" text:outline-level="3">E<text:span text:style-name="T24">jemplos</text:span></text:h>
      <text:p text:style-name="P9">(z &lt;- Sys.Date())</text:p>
      <text:p text:style-name="P7">z + 10</text:p>
      <text:p text:style-name="P10">z &lt; c("2009-06-01", "2010-01-01", "2015-01-01")</text:p>
      <text:p text:style-name="P11"/>
      <text:p text:style-name="P5"><text:span text:style-name="T6">[Pa</text:span><text:span text:style-name="T9">quete </text:span><text:span text:style-name="Emphasis"><text:span text:style-name="T6">base </text:span></text:span><text:span text:style-name="T6">versión 3.6.2 </text:span><text:span text:style-name="T22">Í</text:span><text:span text:style-name="T23">ndice</text:span><text:span text:style-name="T6">]</text:span></text:p>
      <text:p text:style-name="P1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sans-serif" svg:font-family="sans-serif"/>
    <style:font-face style:name="Arial Unicode MS1" svg:font-family="'Arial Unicode MS'" style:font-family-generic="swiss"/>
    <style:font-face style:name="Sans-serif" svg:font-family="Sans-serif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1-21T17:24:11.230815043</meta:creation-date>
    <dc:date>2020-02-28T14:01:26.910424456</dc:date>
    <meta:editing-duration>PT28M55S</meta:editing-duration>
    <meta:editing-cycles>6</meta:editing-cycles>
    <meta:generator>LibreOffice/6.4.0.3$MacOSX_X86_64 LibreOffice_project/b0a288ab3d2d4774cb44b62f04d5d28733ac6df8</meta:generator>
    <meta:document-statistic meta:table-count="2" meta:image-count="0" meta:object-count="0" meta:page-count="1" meta:paragraph-count="31" meta:word-count="200" meta:character-count="1237" meta:non-whitespace-character-count="1066"/>
  </office:meta>
</office:document-meta>
</file>